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bf7" officeooo:paragraph-rsid="0003bbf7"/>
    </style:style>
    <style:style style:name="P2" style:family="paragraph" style:parent-style-name="Standard">
      <style:text-properties fo:font-weight="bold" officeooo:rsid="0003bbf7" officeooo:paragraph-rsid="0003bbf7" style:font-weight-asian="bold" style:font-weight-complex="bold"/>
    </style:style>
    <style:style style:name="P3" style:family="paragraph" style:parent-style-name="Standard">
      <style:text-properties fo:font-weight="bold" officeooo:rsid="00048c9b" officeooo:paragraph-rsid="00048c9b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048c9b" officeooo:paragraph-rsid="00048c9b" style:font-weight-asian="bold" style:font-weight-complex="bold"/>
    </style:style>
    <style:style style:name="P5" style:family="paragraph" style:parent-style-name="Standard">
      <style:text-properties fo:font-weight="bold" officeooo:rsid="0004a255" officeooo:paragraph-rsid="0004a25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operador NOT se utiliza en combinación con otros operadores para dar el resultado contrario o resultado negativo.</text:p>
      <text:p text:style-name="P1"/>
      <text:p text:style-name="P1">Por ejemplo:</text:p>
      <text:p text:style-name="P1"/>
      <text:p text:style-name="P1">Devolvemos todos los clientes que NO son españoles:</text:p>
      <text:p text:style-name="P1"/>
      <text:p text:style-name="P1">SELECT * FROM Customers<text:line-break/>WHERE NOT Country = 'Spain'; </text:p>
      <text:p text:style-name="P1"/>
      <text:p text:style-name="P1"/>
      <text:p text:style-name="P2">SINTAXIS</text:p>
      <text:p text:style-name="P2"><text:span text:style-name="T1"/></text:p>
      <text:p text:style-name="P2"><text:span text:style-name="T1">SELECT </text:span><text:span text:style-name="Emphasis"><text:span text:style-name="T1">column1</text:span></text:span><text:span text:style-name="T1">,</text:span><text:span text:style-name="Emphasis"><text:span text:style-name="T1"> column2, ...</text:span></text:span><text:span text:style-name="T1"><text:line-break/>FROM </text:span><text:span text:style-name="Emphasis"><text:span text:style-name="T1">table_name</text:span></text:span><text:span text:style-name="T1"><text:line-break/>WHERE NOT </text:span><text:span text:style-name="Emphasis"><text:span text:style-name="T1">condition</text:span></text:span><text:span text:style-name="T1">; </text:span></text:p>
      <text:p text:style-name="P2"><text:span text:style-name="T1"/></text:p>
      <text:p text:style-name="P2"><text:span text:style-name="T1"/></text:p>
      <text:p text:style-name="P2">NOT LIKE</text:p>
      <text:p text:style-name="P2"><text:span text:style-name="T1"/></text:p>
      <text:p text:style-name="P2"><text:span text:style-name="T1">Ejemplo:</text:span></text:p>
      <text:p text:style-name="P2"><text:span text:style-name="T1"/></text:p>
      <text:p text:style-name="P2"><text:span text:style-name="T1">Seleccionamos los clientes cuyo nombre no empieza por A:</text:span></text:p>
      <text:p text:style-name="P2"><text:span text:style-name="T1"/></text:p>
      <text:p text:style-name="P2"><text:span text:style-name="T1">SELECT * FROM Customers</text:span></text:p>
      <text:p text:style-name="P2"><text:span text:style-name="T1">WHERE CustomerName NOT LIKE ‘A%’;</text:span></text:p>
      <text:p text:style-name="P2"><text:span text:style-name="T1"/></text:p>
      <text:p text:style-name="P2"><text:span text:style-name="T1"/></text:p>
      <text:p text:style-name="P3">NOT BETWEEN</text:p>
      <text:p text:style-name="P3"><text:span text:style-name="T1"/></text:p>
      <text:p text:style-name="P3"><text:span text:style-name="T1">Ejemplo:<text:line-break/><text:line-break/>Seleccionamos los Clientes con un customerID que NO está entre 10 y 60</text:span></text:p>
      <text:p text:style-name="P3"><text:span text:style-name="T1"/></text:p>
      <text:p text:style-name="P3"><text:span text:style-name="T1">SELECT * FROM Customers</text:span></text:p>
      <text:p text:style-name="P3"><text:span text:style-name="T1">WHERE CustomerID NOT BETWEEN 10 AND 60;</text:span></text:p>
      <text:p text:style-name="P3"><text:span text:style-name="T1"/></text:p>
      <text:p text:style-name="P3"><text:span text:style-name="T1"/></text:p>
      <text:p text:style-name="P3">NOT IN</text:p>
      <text:p text:style-name="P3"><text:span text:style-name="T1"/></text:p>
      <text:p text:style-name="P3"><text:span text:style-name="T1">Selecciona clientes que no sean de Paris o Londres:</text:span></text:p>
      <text:p text:style-name="P3"><text:span text:style-name="T1"/></text:p>
      <text:p text:style-name="P3"><text:span text:style-name="T1">SELECT * FROM Customers</text:span></text:p>
      <text:p text:style-name="P3"><text:span text:style-name="T1">WHERE City NOT IN (‘Paris’, ‘London’);</text:span></text:p>
      <text:p text:style-name="P4"><text:span text:style-name="T1"/></text:p>
      <text:p text:style-name="P3"><text:span text:style-name="T1"/></text:p>
      <text:p text:style-name="P5">NOT GREATER THAN</text:p>
      <text:p text:style-name="P5"><text:span text:style-name="T1"/></text:p>
      <text:p text:style-name="P5"><text:span text:style-name="T1">Selecciona Clientes cuya customerID no sea mayor que 50:</text:span></text:p>
      <text:p text:style-name="P5"><text:span text:style-name="T1"/></text:p>
      <text:p text:style-name="P5"><text:span text:style-name="T1">SELECT * FROM Customers<text:line-break/>WHERE NOT CustomerID &gt; 50; </text:span></text:p>
      <text:p text:style-name="P5"><text:span text:style-name="T1"/></text:p>
      <text:p text:style-name="P5"><text:span text:style-name="T1"/></text:p>
      <text:p text:style-name="P5">NOT LESS THAN</text:p>
      <text:p text:style-name="P5"><text:span text:style-name="T1"/></text:p>
      <text:p text:style-name="P5"><text:span text:style-name="T1">Selecciona Clientes cuya customerID no sea menor que 50:</text:span></text:p>
      <text:p text:style-name="P5"><text:span text:style-name="T1"/></text:p>
      <text:p text:style-name="P5"><text:span text:style-name="T1">SELECT * FROM Customers<text:line-break/>WHERE NOT CustomerId &lt; 50; </text:span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3:24:29.004000000</meta:creation-date>
    <dc:date>2024-02-22T13:32:59.265000000</dc:date>
    <meta:editing-duration>PT8M29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5" meta:word-count="158" meta:character-count="948" meta:non-whitespace-character-count="810"/>
  </office:meta>
</office:document-meta>
</file>